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29.31pt"/>
    </style:style>
    <style:style style:name="co4" style:family="table-column">
      <style:table-column-properties fo:break-before="auto" style:column-width="188.36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2" style:family="table-cell" style:parent-style-name="Default">
      <style:table-cell-properties fo:background-color="#eeeee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52"/>
    <style:style style:name="ce1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ice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icker</text:p>
          </table:table-cell>
          <table:table-cell table:style-name="ce4" office:value-type="string" calcext:value-type="string">
            <text:p>Price</text:p>
          </table:table-cell>
          <table:table-cell table:style-name="ce2"/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apl</text:p>
          </table:table-cell>
          <table:table-cell table:formula="of:=COM.IEX.API.LOCALC.PYTHON.IEXIMPL.IEXPRICE([.A2])" office:value-type="float" office:value="172.43" calcext:value-type="float">
            <text:p>172.43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bm</text:p>
          </table:table-cell>
          <table:table-cell table:formula="of:=COM.IEX.API.LOCALC.PYTHON.IEXIMPL.IEXPRICE([.A3])" office:value-type="float" office:value="156.18" calcext:value-type="float">
            <text:p>156.18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m</text:p>
          </table:table-cell>
          <table:table-cell table:formula="of:=COM.IEX.API.LOCALC.PYTHON.IEXIMPL.IEXPRICE([.A4])" office:value-type="float" office:value="236.67" calcext:value-type="float">
            <text:p>236.67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</text:p>
          </table:table-cell>
          <table:table-cell table:formula="of:=COM.IEX.API.LOCALC.PYTHON.IEXIMPL.IEXPRICE([.A5])" office:value-type="float" office:value="15.05" calcext:value-type="float">
            <text:p>15.05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tb</text:p>
          </table:table-cell>
          <table:table-cell table:formula="of:=COM.IEX.API.LOCALC.PYTHON.IEXIMPL.IEXPRICE([.A6])" office:value-type="float" office:value="49.02" calcext:value-type="float">
            <text:p>49.02</text:p>
          </table:table-cell>
          <table:table-cell/>
          <table:table-cell office:value-type="string" calcext:value-type="string">
            <text:p>ET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tb</text:p>
          </table:table-cell>
          <table:table-cell table:formula="of:=COM.IEX.API.LOCALC.PYTHON.IEXIMPL.IEXPRICE([.A7])" office:value-type="float" office:value="49.71" calcext:value-type="float">
            <text:p>49.71</text:p>
          </table:table-cell>
          <table:table-cell/>
          <table:table-cell office:value-type="string" calcext:value-type="string">
            <text:p>ET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bx</text:p>
          </table:table-cell>
          <table:table-cell table:formula="of:=COM.IEX.API.LOCALC.PYTHON.IEXIMPL.IEXPRICE([.A8])" office:value-type="string" office:string-value="Not Found" calcext:value-type="string">
            <text:p>Not Found</text:p>
          </table:table-cell>
          <table:table-cell/>
          <table:table-cell office:value-type="string" calcext:value-type="string">
            <text:p>MUTF – not suppor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sbx</text:p>
          </table:table-cell>
          <table:table-cell table:formula="of:=COM.IEX.API.LOCALC.PYTHON.IEXIMPL.IEXPRICE([.A9])" office:value-type="string" office:string-value="Not Found" calcext:value-type="string">
            <text:p>Not Found</text:p>
          </table:table-cell>
          <table:table-cell/>
          <table:table-cell office:value-type="string" calcext:value-type="string">
            <text:p>MUTF – not supported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ote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Quote Example</text:p>
          </table:table-cell>
          <table:covered-table-cell table:number-columns-repeated="2"/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 calcext:value-type="string">
            <text:p>Key count</text:p>
          </table:table-cell>
          <table:table-cell table:formula="of:=COM.IEX.API.LOCALC.PYTHON.IEXIMPL.IEXQUOTEKEYCOUNT()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9" office:value-type="string" calcext:value-type="string">
            <text:p>Index</text:p>
          </table:table-cell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AAP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IEX.API.LOCALC.PYTHON.IEXIMPL.IEXQUOTEKEYBYINDEX([.A6])" office:value-type="string" office:string-value="iexVolume" calcext:value-type="string">
            <text:p>iexVolume</text:p>
          </table:table-cell>
          <table:table-cell table:formula="of:=COM.IEX.API.LOCALC.PYTHON.IEXIMPL.IEXQUOTEITEM([.C$5];[.B6])" office:value-type="string" office:string-value="" calcext:value-type="error">
            <text:p>#N/A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COM.IEX.API.LOCALC.PYTHON.IEXIMPL.IEXQUOTEKEYBYINDEX([.A7])" office:value-type="string" office:string-value="ytdChange" calcext:value-type="string">
            <text:p>ytdChange</text:p>
          </table:table-cell>
          <table:table-cell table:formula="of:=COM.IEX.API.LOCALC.PYTHON.IEXIMPL.IEXQUOTEITEM([.C$5];[.B7])" office:value-type="float" office:value="0.000986880297225217" calcext:value-type="float">
            <text:p>0.000986880297225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COM.IEX.API.LOCALC.PYTHON.IEXIMPL.IEXQUOTEKEYBYINDEX([.A8])" office:value-type="string" office:string-value="symbol" calcext:value-type="string">
            <text:p>symbol</text:p>
          </table:table-cell>
          <table:table-cell table:formula="of:=COM.IEX.API.LOCALC.PYTHON.IEXIMPL.IEXQUOTEITEM([.C$5];[.B8])" office:value-type="string" office:string-value="AAPL" calcext:value-type="string">
            <text:p>AAPL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COM.IEX.API.LOCALC.PYTHON.IEXIMPL.IEXQUOTEKEYBYINDEX([.A9])" office:value-type="string" office:string-value="change" calcext:value-type="string">
            <text:p>change</text:p>
          </table:table-cell>
          <table:table-cell table:formula="of:=COM.IEX.API.LOCALC.PYTHON.IEXIMPL.IEXQUOTEITEM([.C$5];[.B9])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COM.IEX.API.LOCALC.PYTHON.IEXIMPL.IEXQUOTEKEYBYINDEX([.A10])" office:value-type="string" office:string-value="avgTotalVolume" calcext:value-type="string">
            <text:p>avgTotalVolume</text:p>
          </table:table-cell>
          <table:table-cell table:formula="of:=COM.IEX.API.LOCALC.PYTHON.IEXIMPL.IEXQUOTEITEM([.C$5];[.B10])" office:value-type="float" office:value="41966219" calcext:value-type="float">
            <text:p>41966219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COM.IEX.API.LOCALC.PYTHON.IEXIMPL.IEXQUOTEKEYBYINDEX([.A11])" office:value-type="string" office:string-value="iexAskSize" calcext:value-type="string">
            <text:p>iexAskSize</text:p>
          </table:table-cell>
          <table:table-cell table:formula="of:=COM.IEX.API.LOCALC.PYTHON.IEXIMPL.IEXQUOTEITEM([.C$5];[.B11])" office:value-type="string" office:string-value="" calcext:value-type="error">
            <text:p>#N/A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COM.IEX.API.LOCALC.PYTHON.IEXIMPL.IEXQUOTEKEYBYINDEX([.A12])" office:value-type="string" office:string-value="latestSource" calcext:value-type="string">
            <text:p>latestSource</text:p>
          </table:table-cell>
          <table:table-cell table:formula="of:=COM.IEX.API.LOCALC.PYTHON.IEXIMPL.IEXQUOTEITEM([.C$5];[.B12])" office:value-type="string" office:string-value="Previous close" calcext:value-type="string">
            <text:p>Previous close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COM.IEX.API.LOCALC.PYTHON.IEXIMPL.IEXQUOTEKEYBYINDEX([.A13])" office:value-type="string" office:string-value="openTime" calcext:value-type="string">
            <text:p>openTime</text:p>
          </table:table-cell>
          <table:table-cell table:formula="of:=COM.IEX.API.LOCALC.PYTHON.IEXIMPL.IEXQUOTEITEM([.C$5];[.B13])" office:value-type="string" office:string-value="2018-02-16 08:30:00 " calcext:value-type="string">
            <text:p>2018-02-16 08:30:00 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COM.IEX.API.LOCALC.PYTHON.IEXIMPL.IEXQUOTEKEYBYINDEX([.A14])" office:value-type="string" office:string-value="changePercent" calcext:value-type="string">
            <text:p>changePercent</text:p>
          </table:table-cell>
          <table:table-cell table:formula="of:=COM.IEX.API.LOCALC.PYTHON.IEXIMPL.IEXQUOTEITEM([.C$5];[.B14])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COM.IEX.API.LOCALC.PYTHON.IEXIMPL.IEXQUOTEKEYBYINDEX([.A15])" office:value-type="string" office:string-value="latestPrice" calcext:value-type="string">
            <text:p>latestPrice</text:p>
          </table:table-cell>
          <table:table-cell table:formula="of:=COM.IEX.API.LOCALC.PYTHON.IEXIMPL.IEXQUOTEITEM([.C$5];[.B15])" office:value-type="float" office:value="172.43" calcext:value-type="float">
            <text:p>172.43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COM.IEX.API.LOCALC.PYTHON.IEXIMPL.IEXQUOTEKEYBYINDEX([.A16])" office:value-type="string" office:string-value="low" calcext:value-type="string">
            <text:p>low</text:p>
          </table:table-cell>
          <table:table-cell table:formula="of:=COM.IEX.API.LOCALC.PYTHON.IEXIMPL.IEXQUOTEITEM([.C$5];[.B16])" office:value-type="float" office:value="171.77" calcext:value-type="float">
            <text:p>171.77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COM.IEX.API.LOCALC.PYTHON.IEXIMPL.IEXQUOTEKEYBYINDEX([.A17])" office:value-type="string" office:string-value="high" calcext:value-type="string">
            <text:p>high</text:p>
          </table:table-cell>
          <table:table-cell table:formula="of:=COM.IEX.API.LOCALC.PYTHON.IEXIMPL.IEXQUOTEITEM([.C$5];[.B17])" office:value-type="float" office:value="174.82" calcext:value-type="float">
            <text:p>174.82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COM.IEX.API.LOCALC.PYTHON.IEXIMPL.IEXQUOTEKEYBYINDEX([.A18])" office:value-type="string" office:string-value="open" calcext:value-type="string">
            <text:p>open</text:p>
          </table:table-cell>
          <table:table-cell table:formula="of:=COM.IEX.API.LOCALC.PYTHON.IEXIMPL.IEXQUOTEITEM([.C$5];[.B18])" office:value-type="float" office:value="172.4" calcext:value-type="float">
            <text:p>172.4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COM.IEX.API.LOCALC.PYTHON.IEXIMPL.IEXQUOTEKEYBYINDEX([.A19])" office:value-type="string" office:string-value="primaryExchange" calcext:value-type="string">
            <text:p>primaryExchange</text:p>
          </table:table-cell>
          <table:table-cell table:formula="of:=COM.IEX.API.LOCALC.PYTHON.IEXIMPL.IEXQUOTEITEM([.C$5];[.B19])" office:value-type="string" office:string-value="Nasdaq Global Select" calcext:value-type="string">
            <text:p>Nasdaq Global Select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COM.IEX.API.LOCALC.PYTHON.IEXIMPL.IEXQUOTEKEYBYINDEX([.A20])" office:value-type="string" office:string-value="iexBidPrice" calcext:value-type="string">
            <text:p>iexBidPrice</text:p>
          </table:table-cell>
          <table:table-cell table:style-name="ce10" table:formula="of:=COM.IEX.API.LOCALC.PYTHON.IEXIMPL.IEXQUOTEITEM([.C$5];[.B20])" office:value-type="string" office:string-value="" calcext:value-type="error">
            <text:p>#N/A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COM.IEX.API.LOCALC.PYTHON.IEXIMPL.IEXQUOTEKEYBYINDEX([.A21])" office:value-type="string" office:string-value="week52High" calcext:value-type="string">
            <text:p>week52High</text:p>
          </table:table-cell>
          <table:table-cell table:formula="of:=COM.IEX.API.LOCALC.PYTHON.IEXIMPL.IEXQUOTEITEM([.C$5];[.B21])" office:value-type="float" office:value="180.1" calcext:value-type="float">
            <text:p>180.1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COM.IEX.API.LOCALC.PYTHON.IEXIMPL.IEXQUOTEKEYBYINDEX([.A22])" office:value-type="string" office:string-value="iexBidSize" calcext:value-type="string">
            <text:p>iexBidSize</text:p>
          </table:table-cell>
          <table:table-cell table:formula="of:=COM.IEX.API.LOCALC.PYTHON.IEXIMPL.IEXQUOTEITEM([.C$5];[.B22])" office:value-type="string" office:string-value="" calcext:value-type="error">
            <text:p>#N/A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COM.IEX.API.LOCALC.PYTHON.IEXIMPL.IEXQUOTEKEYBYINDEX([.A23])" office:value-type="string" office:string-value="latestVolume" calcext:value-type="string">
            <text:p>latestVolume</text:p>
          </table:table-cell>
          <table:table-cell table:formula="of:=COM.IEX.API.LOCALC.PYTHON.IEXIMPL.IEXQUOTEITEM([.C$5];[.B23])" office:value-type="float" office:value="40047623" calcext:value-type="float">
            <text:p>40047623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COM.IEX.API.LOCALC.PYTHON.IEXIMPL.IEXQUOTEKEYBYINDEX([.A24])" office:value-type="string" office:string-value="iexAskPrice" calcext:value-type="string">
            <text:p>iexAskPrice</text:p>
          </table:table-cell>
          <table:table-cell table:formula="of:=COM.IEX.API.LOCALC.PYTHON.IEXIMPL.IEXQUOTEITEM([.C$5];[.B24])" office:value-type="string" office:string-value="" calcext:value-type="error">
            <text:p>#N/A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COM.IEX.API.LOCALC.PYTHON.IEXIMPL.IEXQUOTEKEYBYINDEX([.A25])" office:value-type="string" office:string-value="week52Low" calcext:value-type="string">
            <text:p>week52Low</text:p>
          </table:table-cell>
          <table:table-cell table:formula="of:=COM.IEX.API.LOCALC.PYTHON.IEXIMPL.IEXQUOTEITEM([.C$5];[.B25])" office:value-type="float" office:value="135.28" calcext:value-type="float">
            <text:p>135.28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formula="of:=COM.IEX.API.LOCALC.PYTHON.IEXIMPL.IEXQUOTEKEYBYINDEX([.A26])" office:value-type="string" office:string-value="delayedPriceTime" calcext:value-type="string">
            <text:p>delayedPriceTime</text:p>
          </table:table-cell>
          <table:table-cell table:formula="of:=COM.IEX.API.LOCALC.PYTHON.IEXIMPL.IEXQUOTEITEM([.C$5];[.B26])" office:value-type="string" office:string-value="2018-02-16 15:59:31 " calcext:value-type="string">
            <text:p>2018-02-16 15:59:31 </text:p>
          </table:table-cell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formula="of:=COM.IEX.API.LOCALC.PYTHON.IEXIMPL.IEXQUOTEKEYBYINDEX([.A27])" office:value-type="string" office:string-value="peRatio" calcext:value-type="string">
            <text:p>peRatio</text:p>
          </table:table-cell>
          <table:table-cell table:formula="of:=COM.IEX.API.LOCALC.PYTHON.IEXIMPL.IEXQUOTEITEM([.C$5];[.B27])" office:value-type="float" office:value="18.74" calcext:value-type="float">
            <text:p>18.74</text:p>
          </table:table-cell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formula="of:=COM.IEX.API.LOCALC.PYTHON.IEXIMPL.IEXQUOTEKEYBYINDEX([.A28])" office:value-type="string" office:string-value="latestUpdate" calcext:value-type="string">
            <text:p>latestUpdate</text:p>
          </table:table-cell>
          <table:table-cell table:style-name="ce10" table:formula="of:=COM.IEX.API.LOCALC.PYTHON.IEXIMPL.IEXQUOTEITEM([.C$5];[.B28])" office:value-type="string" office:string-value="2018-02-15 18:00:00 " calcext:value-type="string">
            <text:p>2018-02-15 18:00:00 </text:p>
          </table:table-cell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formula="of:=COM.IEX.API.LOCALC.PYTHON.IEXIMPL.IEXQUOTEKEYBYINDEX([.A29])" office:value-type="string" office:string-value="marketCap" calcext:value-type="string">
            <text:p>marketCap</text:p>
          </table:table-cell>
          <table:table-cell table:style-name="ce12" table:formula="of:=COM.IEX.API.LOCALC.PYTHON.IEXIMPL.IEXQUOTEITEM([.C$5];[.B29])" office:value-type="float" office:value="874912061590" calcext:value-type="float">
            <text:p>874912061590</text:p>
          </table:table-cell>
        </table:table-row>
        <table:table-row table:style-name="ro1">
          <table:table-cell table:formula="of:=[.A29]+1" office:value-type="float" office:value="24" calcext:value-type="float">
            <text:p>24</text:p>
          </table:table-cell>
          <table:table-cell table:formula="of:=COM.IEX.API.LOCALC.PYTHON.IEXIMPL.IEXQUOTEKEYBYINDEX([.A30])" office:value-type="string" office:string-value="iexRealtimeSize" calcext:value-type="string">
            <text:p>iexRealtimeSize</text:p>
          </table:table-cell>
          <table:table-cell table:formula="of:=COM.IEX.API.LOCALC.PYTHON.IEXIMPL.IEXQUOTEITEM([.C$5];[.B30])" office:value-type="string" office:string-value="" calcext:value-type="error">
            <text:p>#N/A</text:p>
          </table:table-cell>
        </table:table-row>
        <table:table-row table:style-name="ro1">
          <table:table-cell table:formula="of:=[.A30]+1" office:value-type="float" office:value="25" calcext:value-type="float">
            <text:p>25</text:p>
          </table:table-cell>
          <table:table-cell table:formula="of:=COM.IEX.API.LOCALC.PYTHON.IEXIMPL.IEXQUOTEKEYBYINDEX([.A31])" office:value-type="string" office:string-value="iexMarketPercent" calcext:value-type="string">
            <text:p>iexMarketPercent</text:p>
          </table:table-cell>
          <table:table-cell table:formula="of:=COM.IEX.API.LOCALC.PYTHON.IEXIMPL.IEXQUOTEITEM([.C$5];[.B31])" office:value-type="string" office:string-value="" calcext:value-type="error">
            <text:p>#N/A</text:p>
          </table:table-cell>
        </table:table-row>
        <table:table-row table:style-name="ro1">
          <table:table-cell table:formula="of:=[.A31]+1" office:value-type="float" office:value="26" calcext:value-type="float">
            <text:p>26</text:p>
          </table:table-cell>
          <table:table-cell table:formula="of:=COM.IEX.API.LOCALC.PYTHON.IEXIMPL.IEXQUOTEKEYBYINDEX([.A32])" office:value-type="string" office:string-value="iexLastUpdated" calcext:value-type="string">
            <text:p>iexLastUpdated</text:p>
          </table:table-cell>
          <table:table-cell table:formula="of:=COM.IEX.API.LOCALC.PYTHON.IEXIMPL.IEXQUOTEITEM([.C$5];[.B32])" office:value-type="string" office:string-value="NA" calcext:value-type="string">
            <text:p>NA</text:p>
          </table:table-cell>
        </table:table-row>
        <table:table-row table:style-name="ro1">
          <table:table-cell table:formula="of:=[.A32]+1" office:value-type="float" office:value="27" calcext:value-type="float">
            <text:p>27</text:p>
          </table:table-cell>
          <table:table-cell table:formula="of:=COM.IEX.API.LOCALC.PYTHON.IEXIMPL.IEXQUOTEKEYBYINDEX([.A33])" office:value-type="string" office:string-value="close" calcext:value-type="string">
            <text:p>close</text:p>
          </table:table-cell>
          <table:table-cell table:formula="of:=COM.IEX.API.LOCALC.PYTHON.IEXIMPL.IEXQUOTEITEM([.C$5];[.B33])" office:value-type="float" office:value="172.43" calcext:value-type="float">
            <text:p>172.43</text:p>
          </table:table-cell>
        </table:table-row>
        <table:table-row table:style-name="ro1">
          <table:table-cell table:formula="of:=[.A33]+1" office:value-type="float" office:value="28" calcext:value-type="float">
            <text:p>28</text:p>
          </table:table-cell>
          <table:table-cell table:formula="of:=COM.IEX.API.LOCALC.PYTHON.IEXIMPL.IEXQUOTEKEYBYINDEX([.A34])" office:value-type="string" office:string-value="iexRealtimePrice" calcext:value-type="string">
            <text:p>iexRealtimePrice</text:p>
          </table:table-cell>
          <table:table-cell table:formula="of:=COM.IEX.API.LOCALC.PYTHON.IEXIMPL.IEXQUOTEITEM([.C$5];[.B34])" office:value-type="string" office:string-value="" calcext:value-type="error">
            <text:p>#N/A</text:p>
          </table:table-cell>
        </table:table-row>
        <table:table-row table:style-name="ro1">
          <table:table-cell table:formula="of:=[.A34]+1" office:value-type="float" office:value="29" calcext:value-type="float">
            <text:p>29</text:p>
          </table:table-cell>
          <table:table-cell table:formula="of:=COM.IEX.API.LOCALC.PYTHON.IEXIMPL.IEXQUOTEKEYBYINDEX([.A35])" office:value-type="string" office:string-value="closeTime" calcext:value-type="string">
            <text:p>closeTime</text:p>
          </table:table-cell>
          <table:table-cell table:style-name="ce10" table:formula="of:=COM.IEX.API.LOCALC.PYTHON.IEXIMPL.IEXQUOTEITEM([.C$5];[.B35])" office:value-type="string" office:string-value="2018-02-16 15:00:00 " calcext:value-type="string">
            <text:p>2018-02-16 15:00:00 </text:p>
          </table:table-cell>
        </table:table-row>
        <table:table-row table:style-name="ro1">
          <table:table-cell table:formula="of:=[.A35]+1" office:value-type="float" office:value="30" calcext:value-type="float">
            <text:p>30</text:p>
          </table:table-cell>
          <table:table-cell table:formula="of:=COM.IEX.API.LOCALC.PYTHON.IEXIMPL.IEXQUOTEKEYBYINDEX([.A36])" office:value-type="string" office:string-value="delayedPrice" calcext:value-type="string">
            <text:p>delayedPrice</text:p>
          </table:table-cell>
          <table:table-cell table:formula="of:=COM.IEX.API.LOCALC.PYTHON.IEXIMPL.IEXQUOTEITEM([.C$5];[.B36])" office:value-type="float" office:value="172.55" calcext:value-type="float">
            <text:p>172.55</text:p>
          </table:table-cell>
        </table:table-row>
        <table:table-row table:style-name="ro1">
          <table:table-cell table:formula="of:=[.A36]+1" office:value-type="float" office:value="31" calcext:value-type="float">
            <text:p>31</text:p>
          </table:table-cell>
          <table:table-cell table:formula="of:=COM.IEX.API.LOCALC.PYTHON.IEXIMPL.IEXQUOTEKEYBYINDEX([.A37])" office:value-type="string" office:string-value="calculationPrice" calcext:value-type="string">
            <text:p>calculationPrice</text:p>
          </table:table-cell>
          <table:table-cell table:formula="of:=COM.IEX.API.LOCALC.PYTHON.IEXIMPL.IEXQUOTEITEM([.C$5];[.B37])" office:value-type="string" office:string-value="previousclose" calcext:value-type="string">
            <text:p>previousclose</text:p>
          </table:table-cell>
        </table:table-row>
        <table:table-row table:style-name="ro1">
          <table:table-cell table:formula="of:=[.A37]+1" office:value-type="float" office:value="32" calcext:value-type="float">
            <text:p>32</text:p>
          </table:table-cell>
          <table:table-cell table:formula="of:=COM.IEX.API.LOCALC.PYTHON.IEXIMPL.IEXQUOTEKEYBYINDEX([.A38])" office:value-type="string" office:string-value="previousClose" calcext:value-type="string">
            <text:p>previousClose</text:p>
          </table:table-cell>
          <table:table-cell table:formula="of:=COM.IEX.API.LOCALC.PYTHON.IEXIMPL.IEXQUOTEITEM([.C$5];[.B38])" office:value-type="float" office:value="172.43" calcext:value-type="float">
            <text:p>172.43</text:p>
          </table:table-cell>
        </table:table-row>
        <table:table-row table:style-name="ro1">
          <table:table-cell table:formula="of:=[.A38]+1" office:value-type="float" office:value="33" calcext:value-type="float">
            <text:p>33</text:p>
          </table:table-cell>
          <table:table-cell table:formula="of:=COM.IEX.API.LOCALC.PYTHON.IEXIMPL.IEXQUOTEKEYBYINDEX([.A39])" office:value-type="string" office:string-value="latestTime" calcext:value-type="string">
            <text:p>latestTime</text:p>
          </table:table-cell>
          <table:table-cell table:formula="of:=COM.IEX.API.LOCALC.PYTHON.IEXIMPL.IEXQUOTEITEM([.C$5];[.B39])" office:value-type="string" office:string-value="February 16, 2018" calcext:value-type="string">
            <text:p>February 16, 2018</text:p>
          </table:table-cell>
        </table:table-row>
        <table:table-row table:style-name="ro1">
          <table:table-cell table:formula="of:=[.A39]+1" office:value-type="float" office:value="34" calcext:value-type="float">
            <text:p>34</text:p>
          </table:table-cell>
          <table:table-cell table:formula="of:=COM.IEX.API.LOCALC.PYTHON.IEXIMPL.IEXQUOTEKEYBYINDEX([.A40])" office:value-type="string" office:string-value="companyName" calcext:value-type="string">
            <text:p>companyName</text:p>
          </table:table-cell>
          <table:table-cell table:style-name="ce10" table:formula="of:=COM.IEX.API.LOCALC.PYTHON.IEXIMPL.IEXQUOTEITEM([.C$5];[.B40])" office:value-type="string" office:string-value="Apple Inc." calcext:value-type="string">
            <text:p>Apple Inc.</text:p>
          </table:table-cell>
        </table:table-row>
        <table:table-row table:style-name="ro1">
          <table:table-cell table:formula="of:=[.A40]+1" office:value-type="float" office:value="35" calcext:value-type="float">
            <text:p>35</text:p>
          </table:table-cell>
          <table:table-cell table:formula="of:=COM.IEX.API.LOCALC.PYTHON.IEXIMPL.IEXQUOTEKEYBYINDEX([.A41])" office:value-type="string" office:string-value="sector" calcext:value-type="string">
            <text:p>sector</text:p>
          </table:table-cell>
          <table:table-cell table:formula="of:=COM.IEX.API.LOCALC.PYTHON.IEXIMPL.IEXQUOTEITEM([.C$5];[.B41])" office:value-type="string" office:string-value="Technology" calcext:value-type="string">
            <text:p>Technolog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0"/>
    </number:number-style>
    <number:number-style style:name="N122">
      <number:number number:decimal-places="0" loext:min-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/00/0000</text:date>, <text:time style:data-style-name="N2" text:time-value="10:26:08.044116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7:03:45.115142239</meta:creation-date>
    <dc:date>2018-02-19T10:51:49.138003569</dc:date>
    <meta:editing-duration>PT2H49M57S</meta:editing-duration>
    <meta:editing-cycles>9</meta:editing-cycles>
    <meta:generator>LibreOffice/5.4.5.1$MacOSX_X86_64 LibreOffice_project/79c9829dd5d8054ec39a82dc51cd9eff340dbee8</meta:generator>
    <meta:document-statistic meta:table-count="2" meta:cell-count="141" meta:object-count="0"/>
  </office:meta>
</office:document-meta>
</file>